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22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24cm"/>
    </style:style>
    <style:style style:name="co4" style:family="table-column">
      <style:table-column-properties fo:break-before="auto" style:column-width="3.648cm"/>
    </style:style>
    <style:style style:name="co5" style:family="table-column">
      <style:table-column-properties fo:break-before="auto" style:column-width="3.316cm"/>
    </style:style>
    <style:style style:name="co6" style:family="table-column">
      <style:table-column-properties fo:break-before="auto" style:column-width="5.362cm"/>
    </style:style>
    <style:style style:name="co7" style:family="table-column">
      <style:table-column-properties fo:break-before="auto" style:column-width="7.297cm"/>
    </style:style>
    <style:style style:name="co8" style:family="table-column">
      <style:table-column-properties fo:break-before="auto" style:column-width="4.3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ru" number:country="RU">
      <number:number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000"/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1. Socket, single thread server</text:p>
          </table:table-cell>
          <table:table-cell/>
          <table:table-cell office:value-type="string" calcext:value-type="string">
            <text:p>threads</text:p>
          </table:table-cell>
          <table:table-cell office:value-type="string" calcext:value-type="string">
            <text:p>min calls per sec</text:p>
          </table:table-cell>
          <table:table-cell office:value-type="string" calcext:value-type="string">
            <text:p>avg calls per sec</text:p>
          </table:table-cell>
          <table:table-cell office:value-type="string" calcext:value-type="string">
            <text:p>max calls per sec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134048" calcext:value-type="float">
            <text:p>134048</text:p>
          </table:table-cell>
          <table:table-cell office:value-type="float" office:value="379725" calcext:value-type="float">
            <text:p>379725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7091" calcext:value-type="float">
            <text:p>67091</text:p>
          </table:table-cell>
          <table:table-cell office:value-type="float" office:value="100614" calcext:value-type="float">
            <text:p>100614</text:p>
          </table:table-cell>
          <table:table-cell office:value-type="float" office:value="134138" calcext:value-type="float">
            <text:p>134138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3624" calcext:value-type="float">
            <text:p>33624</text:p>
          </table:table-cell>
          <table:table-cell office:value-type="float" office:value="70171" calcext:value-type="float">
            <text:p>70171</text:p>
          </table:table-cell>
          <table:table-cell office:value-type="float" office:value="134770" calcext:value-type="float">
            <text:p>134770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6809" calcext:value-type="float">
            <text:p>16809</text:p>
          </table:table-cell>
          <table:table-cell office:value-type="float" office:value="45597" calcext:value-type="float">
            <text:p>45597</text:p>
          </table:table-cell>
          <table:table-cell office:value-type="float" office:value="134318" calcext:value-type="float">
            <text:p>1343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400" calcext:value-type="float">
            <text:p>8400</text:p>
          </table:table-cell>
          <table:table-cell office:value-type="float" office:value="28400" calcext:value-type="float">
            <text:p>28400</text:p>
          </table:table-cell>
          <table:table-cell office:value-type="float" office:value="134138" calcext:value-type="float">
            <text:p>134138</text:p>
          </table:table-cell>
          <table:table-cell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4199" calcext:value-type="float">
            <text:p>4199</text:p>
          </table:table-cell>
          <table:table-cell office:value-type="float" office:value="17048" calcext:value-type="float">
            <text:p>17048</text:p>
          </table:table-cell>
          <table:table-cell office:value-type="float" office:value="134770" calcext:value-type="float">
            <text:p>134770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2098" calcext:value-type="float">
            <text:p>2098</text:p>
          </table:table-cell>
          <table:table-cell office:value-type="float" office:value="9954" calcext:value-type="float">
            <text:p>9954</text:p>
          </table:table-cell>
          <table:table-cell office:value-type="float" office:value="134498" calcext:value-type="float">
            <text:p>13449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1140" calcext:value-type="float">
            <text:p>1140</text:p>
          </table:table-cell>
          <table:table-cell office:value-type="float" office:value="5719" calcext:value-type="float">
            <text:p>5719</text:p>
          </table:table-cell>
          <table:table-cell office:value-type="float" office:value="134408" calcext:value-type="float">
            <text:p>134408</text:p>
          </table:table-cell>
          <table:table-cell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2. Socket, multi thread server</text:p>
          </table:table-cell>
          <table:table-cell/>
          <table:table-cell office:value-type="string" calcext:value-type="string">
            <text:p>threads</text:p>
          </table:table-cell>
          <table:table-cell office:value-type="string" calcext:value-type="string">
            <text:p>min calls per sec</text:p>
          </table:table-cell>
          <table:table-cell office:value-type="string" calcext:value-type="string">
            <text:p>avg calls per sec</text:p>
          </table:table-cell>
          <table:table-cell office:value-type="string" calcext:value-type="string">
            <text:p>max calls per sec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132275" calcext:value-type="float">
            <text:p>132275</text:p>
          </table:table-cell>
          <table:table-cell office:value-type="float" office:value="96179" calcext:value-type="float">
            <text:p>96179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9954" calcext:value-type="float">
            <text:p>129954</text:p>
          </table:table-cell>
          <table:table-cell office:value-type="float" office:value="130038" calcext:value-type="float">
            <text:p>130038</text:p>
          </table:table-cell>
          <table:table-cell office:value-type="float" office:value="130123" calcext:value-type="float">
            <text:p>130123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9954" calcext:value-type="float">
            <text:p>129954</text:p>
          </table:table-cell>
          <table:table-cell office:value-type="float" office:value="150606" calcext:value-type="float">
            <text:p>150606</text:p>
          </table:table-cell>
          <table:table-cell office:value-type="float" office:value="152207" calcext:value-type="float">
            <text:p>1522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0997" calcext:value-type="float">
            <text:p>70997</text:p>
          </table:table-cell>
          <table:table-cell office:value-type="float" office:value="76712" calcext:value-type="float">
            <text:p>76712</text:p>
          </table:table-cell>
          <table:table-cell office:value-type="float" office:value="93676" calcext:value-type="float">
            <text:p>9367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5137" calcext:value-type="float">
            <text:p>35137</text:p>
          </table:table-cell>
          <table:table-cell office:value-type="float" office:value="37055" calcext:value-type="float">
            <text:p>37055</text:p>
          </table:table-cell>
          <table:table-cell office:value-type="float" office:value="39385" calcext:value-type="float">
            <text:p>39385</text:p>
          </table:table-cell>
          <table:table-cell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7188" calcext:value-type="float">
            <text:p>17188</text:p>
          </table:table-cell>
          <table:table-cell office:value-type="float" office:value="17707" calcext:value-type="float">
            <text:p>17707</text:p>
          </table:table-cell>
          <table:table-cell office:value-type="float" office:value="20333" calcext:value-type="float">
            <text:p>203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8512" calcext:value-type="float">
            <text:p>8512</text:p>
          </table:table-cell>
          <table:table-cell office:value-type="float" office:value="8618" calcext:value-type="float">
            <text:p>8618</text:p>
          </table:table-cell>
          <table:table-cell office:value-type="float" office:value="8838" calcext:value-type="float">
            <text:p>883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4195" calcext:value-type="float">
            <text:p>4195</text:p>
          </table:table-cell>
          <table:table-cell office:value-type="float" office:value="4280" calcext:value-type="float">
            <text:p>4280</text:p>
          </table:table-cell>
          <table:table-cell office:value-type="float" office:value="4576" calcext:value-type="float">
            <text:p>4576</text:p>
          </table:table-cell>
          <table:table-cell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3. Socket, epoll</text:p>
          </table:table-cell>
          <table:table-cell/>
          <table:table-cell office:value-type="string" calcext:value-type="string">
            <text:p>threads</text:p>
          </table:table-cell>
          <table:table-cell office:value-type="string" calcext:value-type="string">
            <text:p>min calls per sec</text:p>
          </table:table-cell>
          <table:table-cell office:value-type="string" calcext:value-type="string">
            <text:p>avg calls per sec</text:p>
          </table:table-cell>
          <table:table-cell office:value-type="string" calcext:value-type="string">
            <text:p>max calls per sec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128700" calcext:value-type="float">
            <text:p>128700</text:p>
          </table:table-cell>
          <table:table-cell office:value-type="float" office:value="137392" calcext:value-type="float">
            <text:p>137392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8700" calcext:value-type="float">
            <text:p>128700</text:p>
          </table:table-cell>
          <table:table-cell office:value-type="float" office:value="157047" calcext:value-type="float">
            <text:p>157047</text:p>
          </table:table-cell>
          <table:table-cell office:value-type="float" office:value="157232" calcext:value-type="float">
            <text:p>1572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7873" calcext:value-type="float">
            <text:p>87873</text:p>
          </table:table-cell>
          <table:table-cell office:value-type="float" office:value="88802" calcext:value-type="float">
            <text:p>88802</text:p>
          </table:table-cell>
          <table:table-cell office:value-type="float" office:value="91240" calcext:value-type="float">
            <text:p>91240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6072" calcext:value-type="float">
            <text:p>46072</text:p>
          </table:table-cell>
          <table:table-cell office:value-type="float" office:value="46418" calcext:value-type="float">
            <text:p>46418</text:p>
          </table:table-cell>
          <table:table-cell office:value-type="float" office:value="47125" calcext:value-type="float">
            <text:p>471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3679" calcext:value-type="float">
            <text:p>23679</text:p>
          </table:table-cell>
          <table:table-cell office:value-type="float" office:value="23882" calcext:value-type="float">
            <text:p>23882</text:p>
          </table:table-cell>
          <table:table-cell office:value-type="float" office:value="24113" calcext:value-type="float">
            <text:p>2411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1625" calcext:value-type="float">
            <text:p>11625</text:p>
          </table:table-cell>
          <table:table-cell office:value-type="float" office:value="11670" calcext:value-type="float">
            <text:p>11670</text:p>
          </table:table-cell>
          <table:table-cell office:value-type="float" office:value="11783" calcext:value-type="float">
            <text:p>11783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5921" calcext:value-type="float">
            <text:p>5921</text:p>
          </table:table-cell>
          <table:table-cell office:value-type="float" office:value="5931" calcext:value-type="float">
            <text:p>5931</text:p>
          </table:table-cell>
          <table:table-cell office:value-type="float" office:value="5958" calcext:value-type="float">
            <text:p>595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2931" calcext:value-type="float">
            <text:p>2931</text:p>
          </table:table-cell>
          <table:table-cell office:value-type="float" office:value="2933" calcext:value-type="float">
            <text:p>2933</text:p>
          </table:table-cell>
          <table:table-cell office:value-type="float" office:value="2947" calcext:value-type="float">
            <text:p>2947</text:p>
          </table:table-cell>
          <table:table-cell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4. ZeroMQ, REQ-REP, one thread</text:p>
          </table:table-cell>
          <table:table-cell/>
          <table:table-cell office:value-type="string" calcext:value-type="string">
            <text:p>threads</text:p>
          </table:table-cell>
          <table:table-cell office:value-type="string" calcext:value-type="string">
            <text:p>min calls per sec</text:p>
          </table:table-cell>
          <table:table-cell office:value-type="string" calcext:value-type="string">
            <text:p>avg calls per sec</text:p>
          </table:table-cell>
          <table:table-cell office:value-type="string" calcext:value-type="string">
            <text:p>max calls per sec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36724" calcext:value-type="float">
            <text:p>36724</text:p>
          </table:table-cell>
          <table:table-cell office:value-type="float" office:value="292976" calcext:value-type="float">
            <text:p>292976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4364" calcext:value-type="float">
            <text:p>34364</text:p>
          </table:table-cell>
          <table:table-cell office:value-type="float" office:value="34367" calcext:value-type="float">
            <text:p>34367</text:p>
          </table:table-cell>
          <table:table-cell office:value-type="float" office:value="34370" calcext:value-type="float">
            <text:p>34370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3860" calcext:value-type="float">
            <text:p>23860</text:p>
          </table:table-cell>
          <table:table-cell office:value-type="float" office:value="23947" calcext:value-type="float">
            <text:p>23947</text:p>
          </table:table-cell>
          <table:table-cell office:value-type="float" office:value="24050" calcext:value-type="float">
            <text:p>24050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7714" calcext:value-type="float">
            <text:p>17714</text:p>
          </table:table-cell>
          <table:table-cell office:value-type="float" office:value="17799" calcext:value-type="float">
            <text:p>17799</text:p>
          </table:table-cell>
          <table:table-cell office:value-type="float" office:value="17895" calcext:value-type="float">
            <text:p>178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989" calcext:value-type="float">
            <text:p>10989</text:p>
          </table:table-cell>
          <table:table-cell office:value-type="float" office:value="11039" calcext:value-type="float">
            <text:p>11039</text:p>
          </table:table-cell>
          <table:table-cell office:value-type="float" office:value="11192" calcext:value-type="float">
            <text:p>1119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5763" calcext:value-type="float">
            <text:p>5763</text:p>
          </table:table-cell>
          <table:table-cell office:value-type="float" office:value="5794" calcext:value-type="float">
            <text:p>5794</text:p>
          </table:table-cell>
          <table:table-cell office:value-type="float" office:value="5842" calcext:value-type="float">
            <text:p>584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2936" calcext:value-type="float">
            <text:p>2936</text:p>
          </table:table-cell>
          <table:table-cell office:value-type="float" office:value="2951" calcext:value-type="float">
            <text:p>2951</text:p>
          </table:table-cell>
          <table:table-cell office:value-type="float" office:value="2981" calcext:value-type="float">
            <text:p>298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1423" calcext:value-type="float">
            <text:p>1423</text:p>
          </table:table-cell>
          <table:table-cell office:value-type="float" office:value="1436" calcext:value-type="float">
            <text:p>1436</text:p>
          </table:table-cell>
          <table:table-cell office:value-type="float" office:value="1470" calcext:value-type="float">
            <text:p>1470</text:p>
          </table:table-cell>
          <table:table-cell/>
        </table:table-row>
      </table:table>
      <table:table table:name="Лист2" table:style-name="ta1"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number-columns-repeated="8" table:default-cell-style-name="Default"/>
        <table:table-column table:style-name="co2" table:number-columns-repeated="1013" table:default-cell-style-name="Default"/>
        <table:table-row table:style-name="ro1">
          <table:table-cell table:number-columns-repeated="2"/>
          <table:table-cell office:value-type="string" calcext:value-type="string">
            <text:p>Connections:</text:p>
          </table:table-cell>
          <table:table-cell table:formula="of:=[.D2]*16" office:value-type="float" office:value="16" calcext:value-type="float">
            <text:p/>
          </table:table-cell>
          <table:table-cell table:formula="of:=[.E2]*16" office:value-type="float" office:value="32" calcext:value-type="float">
            <text:p/>
          </table:table-cell>
          <table:table-cell table:formula="of:=[.F2]*16" office:value-type="float" office:value="64" calcext:value-type="float">
            <text:p/>
          </table:table-cell>
          <table:table-cell table:formula="of:=[.G2]*16" office:value-type="float" office:value="128" calcext:value-type="float">
            <text:p/>
          </table:table-cell>
          <table:table-cell table:formula="of:=[.H2]*16" office:value-type="float" office:value="256" calcext:value-type="float">
            <text:p/>
          </table:table-cell>
          <table:table-cell table:formula="of:=[.I2]*16" office:value-type="float" office:value="512" calcext:value-type="float">
            <text:p/>
          </table:table-cell>
          <table:table-cell table:formula="of:=[.J2]*16" office:value-type="float" office:value="1024" calcext:value-type="float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. Socket, single thread server</text:p>
          </table:table-cell>
          <table:table-cell/>
          <table:table-cell office:value-type="string" calcext:value-type="string">
            <text:p>Thread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llTime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RPS: </text:p>
          </table:table-cell>
          <table:table-cell office:value-type="float" office:value="107681" calcext:value-type="float">
            <text:p>107681</text:p>
          </table:table-cell>
          <table:table-cell office:value-type="float" office:value="109203" calcext:value-type="float">
            <text:p>109203</text:p>
          </table:table-cell>
          <table:table-cell office:value-type="float" office:value="108795" calcext:value-type="float">
            <text:p>108795</text:p>
          </table:table-cell>
          <table:table-cell office:value-type="float" office:value="110558" calcext:value-type="float">
            <text:p>110558</text:p>
          </table:table-cell>
          <table:table-cell office:value-type="float" office:value="110047" calcext:value-type="float">
            <text:p>110047</text:p>
          </table:table-cell>
          <table:table-cell office:value-type="float" office:value="108699" calcext:value-type="float">
            <text:p>108699</text:p>
          </table:table-cell>
          <table:table-cell office:value-type="float" office:value="109161" calcext:value-type="float">
            <text:p>109161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" office:value-type="string" calcext:value-type="string">
            <text:p>Disconnects: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" office:value-type="string" calcext:value-type="string">
            <text:p>Sockets without sends: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380" calcext:value-type="float">
            <text:p>380</text:p>
          </table:table-cell>
          <table:table-cell office:value-type="float" office:value="888" calcext:value-type="float">
            <text:p>888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" office:value-type="string" calcext:value-type="string">
            <text:p>Reads: </text:p>
          </table:table-cell>
          <table:table-cell table:number-columns-repeated="7" office:value-type="float" office:value="200000" calcext:value-type="float">
            <text:p>20000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" office:value-type="string" calcext:value-type="string">
            <text:p>Sends: </text:p>
          </table:table-cell>
          <table:table-cell office:value-type="float" office:value="200015" calcext:value-type="float">
            <text:p>200015</text:p>
          </table:table-cell>
          <table:table-cell office:value-type="float" office:value="200031" calcext:value-type="float">
            <text:p>200031</text:p>
          </table:table-cell>
          <table:table-cell office:value-type="float" office:value="200063" calcext:value-type="float">
            <text:p>200063</text:p>
          </table:table-cell>
          <table:table-cell office:value-type="float" office:value="200127" calcext:value-type="float">
            <text:p>200127</text:p>
          </table:table-cell>
          <table:table-cell table:number-columns-repeated="3" office:value-type="float" office:value="200131" calcext:value-type="float">
            <text:p>200131</text:p>
          </table:table-cell>
          <table:table-cell table:number-columns-repeated="1014"/>
        </table:table-row>
        <table:table-row table:style-name="ro1">
          <table:table-cell/>
          <table:table-cell table:style-name="ce1"/>
          <table:table-cell table:style-name="ce2" office:value-type="string" calcext:value-type="string">
            <text:p>Messages per connection (min/avg/max): </text:p>
          </table:table-cell>
          <table:table-cell table:style-name="ce1" office:value-type="string" calcext:value-type="string">
            <text:p>1/7/200000</text:p>
          </table:table-cell>
          <table:table-cell table:number-columns-repeated="3" table:style-name="ce1" office:value-type="string" calcext:value-type="string">
            <text:p>1/4/200000</text:p>
          </table:table-cell>
          <table:table-cell table:style-name="ce1" office:value-type="string" calcext:value-type="string">
            <text:p>0/7/200000</text:p>
          </table:table-cell>
          <table:table-cell table:style-name="ce1" office:value-type="string" calcext:value-type="string">
            <text:p>0/25/200000</text:p>
          </table:table-cell>
          <table:table-cell table:style-name="ce1" office:value-type="string" calcext:value-type="string">
            <text:p>0/7/20000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" office:value-type="string" calcext:value-type="string">
            <text:p>Cycle time: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onnections:</text:p>
          </table:table-cell>
          <table:table-cell table:formula="of:=[.D17]*16" office:value-type="float" office:value="16" calcext:value-type="float">
            <text:p/>
          </table:table-cell>
          <table:table-cell table:formula="of:=[.E17]*16" office:value-type="float" office:value="32" calcext:value-type="float">
            <text:p/>
          </table:table-cell>
          <table:table-cell table:formula="of:=[.F17]*16" office:value-type="float" office:value="64" calcext:value-type="float">
            <text:p/>
          </table:table-cell>
          <table:table-cell table:formula="of:=[.G17]*16" office:value-type="float" office:value="128" calcext:value-type="float">
            <text:p/>
          </table:table-cell>
          <table:table-cell table:formula="of:=[.H17]*16" office:value-type="float" office:value="256" calcext:value-type="float">
            <text:p/>
          </table:table-cell>
          <table:table-cell table:formula="of:=[.I17]*16" office:value-type="float" office:value="512" calcext:value-type="float">
            <text:p/>
          </table:table-cell>
          <table:table-cell table:formula="of:=[.J17]*16" office:value-type="float" office:value="1024" calcext:value-type="float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. Socket, multi thread server</text:p>
          </table:table-cell>
          <table:table-cell/>
          <table:table-cell office:value-type="string" calcext:value-type="string">
            <text:p>Thread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llTime</text:p>
          </table:table-cell>
          <table:table-cell office:value-type="float" office:value="982" calcext:value-type="float">
            <text:p>982</text:p>
          </table:table-cell>
          <table:table-cell table:style-name="ce2" office:value-type="string" calcext:value-type="string">
            <text:p>RPS: </text:p>
          </table:table-cell>
          <table:table-cell office:value-type="float" office:value="277782" calcext:value-type="float">
            <text:p>277782</text:p>
          </table:table-cell>
          <table:table-cell office:value-type="float" office:value="451236" calcext:value-type="float">
            <text:p>451236</text:p>
          </table:table-cell>
          <table:table-cell office:value-type="float" office:value="526780" calcext:value-type="float">
            <text:p>526780</text:p>
          </table:table-cell>
          <table:table-cell office:value-type="float" office:value="522776" calcext:value-type="float">
            <text:p>522776</text:p>
          </table:table-cell>
          <table:table-cell office:value-type="float" office:value="515976" calcext:value-type="float">
            <text:p>515976</text:p>
          </table:table-cell>
          <table:table-cell office:value-type="float" office:value="472361" calcext:value-type="float">
            <text:p>472361</text:p>
          </table:table-cell>
          <table:table-cell office:value-type="float" office:value="452271" calcext:value-type="float">
            <text:p>452271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" office:value-type="string" calcext:value-type="string">
            <text:p>Disconnects: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" office:value-type="string" calcext:value-type="string">
            <text:p>Sockets without sends: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" office:value-type="string" calcext:value-type="string">
            <text:p>Reads: </text:p>
          </table:table-cell>
          <table:table-cell office:value-type="float" office:value="3200000" calcext:value-type="float">
            <text:p>3200000</text:p>
          </table:table-cell>
          <table:table-cell office:value-type="float" office:value="6383178" calcext:value-type="float">
            <text:p>6383178</text:p>
          </table:table-cell>
          <table:table-cell office:value-type="float" office:value="12717429" calcext:value-type="float">
            <text:p>12717429</text:p>
          </table:table-cell>
          <table:table-cell office:value-type="float" office:value="25432148" calcext:value-type="float">
            <text:p>25432148</text:p>
          </table:table-cell>
          <table:table-cell office:value-type="float" office:value="34962210" calcext:value-type="float">
            <text:p>34962210</text:p>
          </table:table-cell>
          <table:table-cell office:value-type="float" office:value="98639203" calcext:value-type="float">
            <text:p>98639203</text:p>
          </table:table-cell>
          <table:table-cell office:value-type="float" office:value="187762610" calcext:value-type="float">
            <text:p>18776261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" office:value-type="string" calcext:value-type="string">
            <text:p>Sends: </text:p>
          </table:table-cell>
          <table:table-cell office:value-type="float" office:value="3200000" calcext:value-type="float">
            <text:p>3200000</text:p>
          </table:table-cell>
          <table:table-cell office:value-type="float" office:value="6399994" calcext:value-type="float">
            <text:p>6399994</text:p>
          </table:table-cell>
          <table:table-cell office:value-type="float" office:value="12799152" calcext:value-type="float">
            <text:p>12799152</text:p>
          </table:table-cell>
          <table:table-cell office:value-type="float" office:value="25598253" calcext:value-type="float">
            <text:p>25598253</text:p>
          </table:table-cell>
          <table:table-cell office:value-type="float" office:value="35197308" calcext:value-type="float">
            <text:p>35197308</text:p>
          </table:table-cell>
          <table:table-cell office:value-type="float" office:value="99194351" calcext:value-type="float">
            <text:p>99194351</text:p>
          </table:table-cell>
          <table:table-cell office:value-type="float" office:value="188791820" calcext:value-type="float">
            <text:p>188791820</text:p>
          </table:table-cell>
          <table:table-cell table:number-columns-repeated="1014"/>
        </table:table-row>
        <table:table-row table:style-name="ro1">
          <table:table-cell table:style-name="ce1" table:number-columns-repeated="2"/>
          <table:table-cell table:style-name="ce2" office:value-type="string" calcext:value-type="string">
            <text:p>Messages per connection (min/avg/max): </text:p>
          </table:table-cell>
          <table:table-cell table:number-columns-repeated="4" table:style-name="ce1" office:value-type="string" calcext:value-type="string">
            <text:p>200000/200000/200000</text:p>
          </table:table-cell>
          <table:table-cell table:number-columns-repeated="3" table:style-name="ce1" office:value-type="string" calcext:value-type="string">
            <text:p>0/200000/200000</text:p>
          </table:table-cell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2" office:value-type="string" calcext:value-type="string">
            <text:p>Cycle time: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float" office:value="246" calcext:value-type="float">
            <text:p>246</text:p>
          </table:table-cell>
          <table:table-cell office:value-type="float" office:value="562" calcext:value-type="float">
            <text:p>562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onnections:</text:p>
          </table:table-cell>
          <table:table-cell table:formula="of:=[.D32]*16" office:value-type="float" office:value="16" calcext:value-type="float">
            <text:p/>
          </table:table-cell>
          <table:table-cell table:formula="of:=[.E32]*16" office:value-type="float" office:value="32" calcext:value-type="float">
            <text:p/>
          </table:table-cell>
          <table:table-cell table:formula="of:=[.F32]*16" office:value-type="float" office:value="64" calcext:value-type="float">
            <text:p/>
          </table:table-cell>
          <table:table-cell table:formula="of:=[.G32]*16" office:value-type="float" office:value="128" calcext:value-type="float">
            <text:p/>
          </table:table-cell>
          <table:table-cell table:formula="of:=[.H32]*16" office:value-type="float" office:value="256" calcext:value-type="float">
            <text:p/>
          </table:table-cell>
          <table:table-cell table:formula="of:=[.I32]*16" office:value-type="float" office:value="512" calcext:value-type="float">
            <text:p/>
          </table:table-cell>
          <table:table-cell table:formula="of:=[.J32]*16" office:value-type="float" office:value="1024" calcext:value-type="float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. Socket, epoll</text:p>
          </table:table-cell>
          <table:table-cell/>
          <table:table-cell office:value-type="string" calcext:value-type="string">
            <text:p>Thread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llTime</text:p>
          </table:table-cell>
          <table:table-cell office:value-type="float" office:value="1206" calcext:value-type="float">
            <text:p>1206</text:p>
          </table:table-cell>
          <table:table-cell table:style-name="ce2" office:value-type="string" calcext:value-type="string">
            <text:p>RPS: </text:p>
          </table:table-cell>
          <table:table-cell office:value-type="float" office:value="282235" calcext:value-type="float">
            <text:p>282235</text:p>
          </table:table-cell>
          <table:table-cell office:value-type="float" office:value="408824" calcext:value-type="float">
            <text:p>408824</text:p>
          </table:table-cell>
          <table:table-cell office:value-type="float" office:value="408487" calcext:value-type="float">
            <text:p>408487</text:p>
          </table:table-cell>
          <table:table-cell office:value-type="float" office:value="419622" calcext:value-type="float">
            <text:p>419622</text:p>
          </table:table-cell>
          <table:table-cell office:value-type="float" office:value="419311" calcext:value-type="float">
            <text:p>419311</text:p>
          </table:table-cell>
          <table:table-cell office:value-type="float" office:value="404437" calcext:value-type="float">
            <text:p>404437</text:p>
          </table:table-cell>
          <table:table-cell office:value-type="float" office:value="355528" calcext:value-type="float">
            <text:p>355528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" office:value-type="string" calcext:value-type="string">
            <text:p>Disconnects: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" office:value-type="string" calcext:value-type="string">
            <text:p>Sockets without sends: 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" office:value-type="string" calcext:value-type="string">
            <text:p>Reads: </text:p>
          </table:table-cell>
          <table:table-cell office:value-type="float" office:value="3200000" calcext:value-type="float">
            <text:p>3200000</text:p>
          </table:table-cell>
          <table:table-cell office:value-type="float" office:value="6385914" calcext:value-type="float">
            <text:p>6385914</text:p>
          </table:table-cell>
          <table:table-cell office:value-type="float" office:value="12769009" calcext:value-type="float">
            <text:p>12769009</text:p>
          </table:table-cell>
          <table:table-cell office:value-type="float" office:value="25526631" calcext:value-type="float">
            <text:p>25526631</text:p>
          </table:table-cell>
          <table:table-cell office:value-type="float" office:value="51040123" calcext:value-type="float">
            <text:p>51040123</text:p>
          </table:table-cell>
          <table:table-cell office:value-type="float" office:value="89364104" calcext:value-type="float">
            <text:p>89364104</text:p>
          </table:table-cell>
          <table:table-cell office:value-type="float" office:value="201288416" calcext:value-type="float">
            <text:p>201288416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" office:value-type="string" calcext:value-type="string">
            <text:p>Sends: </text:p>
          </table:table-cell>
          <table:table-cell office:value-type="float" office:value="3200000" calcext:value-type="float">
            <text:p>3200000</text:p>
          </table:table-cell>
          <table:table-cell office:value-type="float" office:value="6399998" calcext:value-type="float">
            <text:p>6399998</text:p>
          </table:table-cell>
          <table:table-cell office:value-type="float" office:value="12799931" calcext:value-type="float">
            <text:p>12799931</text:p>
          </table:table-cell>
          <table:table-cell office:value-type="float" office:value="25599742" calcext:value-type="float">
            <text:p>25599742</text:p>
          </table:table-cell>
          <table:table-cell office:value-type="float" office:value="51199526" calcext:value-type="float">
            <text:p>51199526</text:p>
          </table:table-cell>
          <table:table-cell office:value-type="float" office:value="89599382" calcext:value-type="float">
            <text:p>89599382</text:p>
          </table:table-cell>
          <table:table-cell office:value-type="float" office:value="201599627" calcext:value-type="float">
            <text:p>201599627</text:p>
          </table:table-cell>
          <table:table-cell table:number-columns-repeated="1014"/>
        </table:table-row>
        <table:table-row table:style-name="ro1">
          <table:table-cell table:style-name="ce1" table:number-columns-repeated="2"/>
          <table:table-cell table:style-name="ce2" office:value-type="string" calcext:value-type="string">
            <text:p>Messages per connection (min/avg/max): </text:p>
          </table:table-cell>
          <table:table-cell table:number-columns-repeated="5" table:style-name="ce1" office:value-type="string" calcext:value-type="string">
            <text:p>200000/200000/200000</text:p>
          </table:table-cell>
          <table:table-cell table:number-columns-repeated="2" table:style-name="ce1" office:value-type="string" calcext:value-type="string">
            <text:p>0/200000/200000</text:p>
          </table:table-cell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2" office:value-type="string" calcext:value-type="string">
            <text:p>Cycle time: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office:value-type="float" office:value="233" calcext:value-type="float">
            <text:p>233</text:p>
          </table:table-cell>
          <table:table-cell office:value-type="float" office:value="726" calcext:value-type="float">
            <text:p>726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onnections:</text:p>
          </table:table-cell>
          <table:table-cell table:formula="of:=[.D47]*16" office:value-type="float" office:value="16" calcext:value-type="float">
            <text:p/>
          </table:table-cell>
          <table:table-cell table:formula="of:=[.E47]*16" office:value-type="float" office:value="32" calcext:value-type="float">
            <text:p/>
          </table:table-cell>
          <table:table-cell table:formula="of:=[.F47]*16" office:value-type="float" office:value="64" calcext:value-type="float">
            <text:p/>
          </table:table-cell>
          <table:table-cell table:formula="of:=[.G47]*16" office:value-type="float" office:value="128" calcext:value-type="float">
            <text:p/>
          </table:table-cell>
          <table:table-cell table:formula="of:=[.H47]*16" office:value-type="float" office:value="256" calcext:value-type="float">
            <text:p/>
          </table:table-cell>
          <table:table-cell table:formula="of:=[.I47]*16" office:value-type="float" office:value="512" calcext:value-type="float">
            <text:p/>
          </table:table-cell>
          <table:table-cell table:formula="of:=[.J47]*16" office:value-type="float" office:value="1024" calcext:value-type="float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. ZeroMQ, REQ-REP, one thread</text:p>
          </table:table-cell>
          <table:table-cell/>
          <table:table-cell office:value-type="string" calcext:value-type="string">
            <text:p>Thread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llTime</text:p>
          </table:table-cell>
          <table:table-cell/>
          <table:table-cell table:style-name="ce2" office:value-type="string" calcext:value-type="string">
            <text:p>RPS: </text:p>
          </table:table-cell>
          <table:table-cell office:value-type="float" office:value="142851" calcext:value-type="float">
            <text:p>142851</text:p>
          </table:table-cell>
          <table:table-cell office:value-type="float" office:value="164059" calcext:value-type="float">
            <text:p>164059</text:p>
          </table:table-cell>
          <table:table-cell office:value-type="float" office:value="175184" calcext:value-type="float">
            <text:p>175184</text:p>
          </table:table-cell>
          <table:table-cell office:value-type="float" office:value="180313" calcext:value-type="float">
            <text:p>180313</text:p>
          </table:table-cell>
          <table:table-cell office:value-type="float" office:value="181651" calcext:value-type="float">
            <text:p>181651</text:p>
          </table:table-cell>
          <table:table-cell office:value-type="float" office:value="169543" calcext:value-type="float">
            <text:p>169543</text:p>
          </table:table-cell>
          <table:table-cell office:value-type="float" office:value="161483" calcext:value-type="float">
            <text:p>161483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" office:value-type="string" calcext:value-type="string">
            <text:p>Disconnects: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" office:value-type="string" calcext:value-type="string">
            <text:p>Sockets without sends: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" office:value-type="string" calcext:value-type="string">
            <text:p>Reads: </text:p>
          </table:table-cell>
          <table:table-cell office:value-type="float" office:value="3200000" calcext:value-type="float">
            <text:p>3200000</text:p>
          </table:table-cell>
          <table:table-cell office:value-type="float" office:value="6393978" calcext:value-type="float">
            <text:p>6393978</text:p>
          </table:table-cell>
          <table:table-cell office:value-type="float" office:value="12784523" calcext:value-type="float">
            <text:p>12784523</text:p>
          </table:table-cell>
          <table:table-cell office:value-type="float" office:value="25564486" calcext:value-type="float">
            <text:p>25564486</text:p>
          </table:table-cell>
          <table:table-cell office:value-type="float" office:value="51118523" calcext:value-type="float">
            <text:p>51118523</text:p>
          </table:table-cell>
          <table:table-cell office:value-type="float" office:value="102254823" calcext:value-type="float">
            <text:p>102254823</text:p>
          </table:table-cell>
          <table:table-cell office:value-type="float" office:value="204518069" calcext:value-type="float">
            <text:p>204518069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" office:value-type="string" calcext:value-type="string">
            <text:p>Sends: </text:p>
          </table:table-cell>
          <table:table-cell office:value-type="float" office:value="3200000" calcext:value-type="float">
            <text:p>3200000</text:p>
          </table:table-cell>
          <table:table-cell office:value-type="float" office:value="6399994" calcext:value-type="float">
            <text:p>6399994</text:p>
          </table:table-cell>
          <table:table-cell office:value-type="float" office:value="12799968" calcext:value-type="float">
            <text:p>12799968</text:p>
          </table:table-cell>
          <table:table-cell office:value-type="float" office:value="25599916" calcext:value-type="float">
            <text:p>25599916</text:p>
          </table:table-cell>
          <table:table-cell office:value-type="float" office:value="51199709" calcext:value-type="float">
            <text:p>51199709</text:p>
          </table:table-cell>
          <table:table-cell office:value-type="float" office:value="102399540" calcext:value-type="float">
            <text:p>102399540</text:p>
          </table:table-cell>
          <table:table-cell office:value-type="float" office:value="204799239" calcext:value-type="float">
            <text:p>204799239</text:p>
          </table:table-cell>
          <table:table-cell table:number-columns-repeated="1014"/>
        </table:table-row>
        <table:table-row table:style-name="ro1">
          <table:table-cell table:style-name="ce1" table:number-columns-repeated="2"/>
          <table:table-cell table:style-name="ce2" office:value-type="string" calcext:value-type="string">
            <text:p>Messages per connection (min/avg/max): </text:p>
          </table:table-cell>
          <table:table-cell table:number-columns-repeated="7" table:style-name="ce1" office:value-type="string" calcext:value-type="string">
            <text:p>200000/200000/200000</text:p>
          </table:table-cell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2" office:value-type="string" calcext:value-type="string">
            <text:p>Cycle time:</text:p>
          </table:table-cell>
          <table:table-cell table:style-name="ce3"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77" calcext:value-type="float">
            <text:p>77</text:p>
          </table:table-cell>
          <table:table-cell office:value-type="float" office:value="146" calcext:value-type="float">
            <text:p>146</text:p>
          </table:table-cell>
          <table:table-cell office:value-type="float" office:value="305" calcext:value-type="float">
            <text:p>305</text:p>
          </table:table-cell>
          <table:table-cell office:value-type="float" office:value="709" calcext:value-type="float">
            <text:p>709</text:p>
          </table:table-cell>
          <table:table-cell office:value-type="float" office:value="1490" calcext:value-type="float">
            <text:p>1490</text:p>
          </table:table-cell>
          <table:table-cell table:number-columns-repeated="1014"/>
        </table:table-row>
        <table:table-row table:style-name="ro1" table:number-rows-repeated="2">
          <table:table-cell table:number-columns-repeated="2"/>
          <table:table-cell table:style-name="ce2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onnections:</text:p>
          </table:table-cell>
          <table:table-cell table:formula="of:=[.D62]*16" office:value-type="float" office:value="16" calcext:value-type="float">
            <text:p/>
          </table:table-cell>
          <table:table-cell table:formula="of:=[.E62]*16" office:value-type="float" office:value="32" calcext:value-type="float">
            <text:p/>
          </table:table-cell>
          <table:table-cell table:formula="of:=[.F62]*16" office:value-type="float" office:value="64" calcext:value-type="float">
            <text:p/>
          </table:table-cell>
          <table:table-cell table:formula="of:=[.G62]*16" office:value-type="float" office:value="128" calcext:value-type="float">
            <text:p/>
          </table:table-cell>
          <table:table-cell table:formula="of:=[.H62]*16" office:value-type="float" office:value="256" calcext:value-type="float">
            <text:p/>
          </table:table-cell>
          <table:table-cell table:formula="of:=[.I62]*16" office:value-type="float" office:value="512" calcext:value-type="float">
            <text:p/>
          </table:table-cell>
          <table:table-cell table:formula="of:=[.J62]*16" office:value-type="float" office:value="1024" calcext:value-type="float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. ZeroMQ, LAN</text:p>
          </table:table-cell>
          <table:table-cell/>
          <table:table-cell office:value-type="string" calcext:value-type="string">
            <text:p>Thread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llTime</text:p>
          </table:table-cell>
          <table:table-cell/>
          <table:table-cell table:style-name="ce2" office:value-type="string" calcext:value-type="string">
            <text:p>RPS: </text:p>
          </table:table-cell>
          <table:table-cell office:value-type="float" office:value="5035" calcext:value-type="float">
            <text:p>5035</text:p>
          </table:table-cell>
          <table:table-cell office:value-type="float" office:value="9984" calcext:value-type="float">
            <text:p>9984</text:p>
          </table:table-cell>
          <table:table-cell office:value-type="float" office:value="15605" calcext:value-type="float">
            <text:p>15605</text:p>
          </table:table-cell>
          <table:table-cell office:value-type="float" office:value="27176" calcext:value-type="float">
            <text:p>27176</text:p>
          </table:table-cell>
          <table:table-cell office:value-type="float" office:value="29625" calcext:value-type="float">
            <text:p>29625</text:p>
          </table:table-cell>
          <table:table-cell office:value-type="float" office:value="29620" calcext:value-type="float">
            <text:p>29620</text:p>
          </table:table-cell>
          <table:table-cell office:value-type="float" office:value="31231" calcext:value-type="float">
            <text:p>31231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" office:value-type="string" calcext:value-type="string">
            <text:p>Disconnects: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" office:value-type="string" calcext:value-type="string">
            <text:p>Sockets without sends: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" office:value-type="string" calcext:value-type="string">
            <text:p>Reads: </text:p>
          </table:table-cell>
          <table:table-cell office:value-type="float" office:value="400000" calcext:value-type="float">
            <text:p>400000</text:p>
          </table:table-cell>
          <table:table-cell office:value-type="float" office:value="799770" calcext:value-type="float">
            <text:p>799770</text:p>
          </table:table-cell>
          <table:table-cell office:value-type="float" office:value="1199716" calcext:value-type="float">
            <text:p>1199716</text:p>
          </table:table-cell>
          <table:table-cell office:value-type="float" office:value="3199722" calcext:value-type="float">
            <text:p>3199722</text:p>
          </table:table-cell>
          <table:table-cell office:value-type="float" office:value="6399632" calcext:value-type="float">
            <text:p>6399632</text:p>
          </table:table-cell>
          <table:table-cell office:value-type="float" office:value="11599177" calcext:value-type="float">
            <text:p>11599177</text:p>
          </table:table-cell>
          <table:table-cell office:value-type="float" office:value="23998292" calcext:value-type="float">
            <text:p>23998292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" office:value-type="string" calcext:value-type="string">
            <text:p>Sends: </text:p>
          </table:table-cell>
          <table:table-cell office:value-type="float" office:value="400000" calcext:value-type="float">
            <text:p>400000</text:p>
          </table:table-cell>
          <table:table-cell office:value-type="float" office:value="799999" calcext:value-type="float">
            <text:p>799999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3199986" calcext:value-type="float">
            <text:p>3199986</text:p>
          </table:table-cell>
          <table:table-cell office:value-type="float" office:value="6399989" calcext:value-type="float">
            <text:p>6399989</text:p>
          </table:table-cell>
          <table:table-cell office:value-type="float" office:value="11599962" calcext:value-type="float">
            <text:p>11599962</text:p>
          </table:table-cell>
          <table:table-cell office:value-type="float" office:value="23999904" calcext:value-type="float">
            <text:p>23999904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" office:value-type="string" calcext:value-type="string">
            <text:p>Messages per connection (min/avg/max): </text:p>
          </table:table-cell>
          <table:table-cell table:number-columns-repeated="2" office:value-type="string" calcext:value-type="string">
            <text:p>200000/200000/200000</text:p>
          </table:table-cell>
          <table:table-cell office:value-type="string" calcext:value-type="string">
            <text:p>0/200000/200000</text:p>
          </table:table-cell>
          <table:table-cell table:number-columns-repeated="2" office:value-type="string" calcext:value-type="string">
            <text:p>200000/200000/200000</text:p>
          </table:table-cell>
          <table:table-cell table:number-columns-repeated="2" office:value-type="string" calcext:value-type="string">
            <text:p>0/200000/20000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" office:value-type="string" calcext:value-type="string">
            <text:p>Cycle time: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139" calcext:value-type="float">
            <text:p>139</text:p>
          </table:table-cell>
          <table:table-cell office:value-type="float" office:value="236" calcext:value-type="float">
            <text:p>236</text:p>
          </table:table-cell>
          <table:table-cell office:value-type="float" office:value="420" calcext:value-type="float">
            <text:p>420</text:p>
          </table:table-cell>
          <table:table-cell office:value-type="float" office:value="857" calcext:value-type="float">
            <text:p>857</text:p>
          </table:table-cell>
          <table:table-cell table:number-columns-repeated="1014"/>
        </table:table-row>
        <table:table-row table:style-name="ro1" table:number-rows-repeated="2">
          <table:table-cell table:number-columns-repeated="2"/>
          <table:table-cell table:style-name="ce2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onnections:</text:p>
          </table:table-cell>
          <table:table-cell table:formula="of:=[.D77]*16" office:value-type="float" office:value="16" calcext:value-type="float">
            <text:p/>
          </table:table-cell>
          <table:table-cell table:formula="of:=[.E77]*16" office:value-type="float" office:value="32" calcext:value-type="float">
            <text:p/>
          </table:table-cell>
          <table:table-cell table:formula="of:=[.F77]*16" office:value-type="float" office:value="64" calcext:value-type="float">
            <text:p/>
          </table:table-cell>
          <table:table-cell table:formula="of:=[.G77]*16" office:value-type="float" office:value="128" calcext:value-type="float">
            <text:p/>
          </table:table-cell>
          <table:table-cell table:formula="of:=[.H77]*16" office:value-type="float" office:value="256" calcext:value-type="float">
            <text:p/>
          </table:table-cell>
          <table:table-cell table:formula="of:=[.I77]*16" office:value-type="float" office:value="512" calcext:value-type="float">
            <text:p/>
          </table:table-cell>
          <table:table-cell table:formula="of:=[.J77]*16" office:value-type="float" office:value="1024" calcext:value-type="float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. nanomsg, LAN</text:p>
          </table:table-cell>
          <table:table-cell/>
          <table:table-cell office:value-type="string" calcext:value-type="string">
            <text:p>Thread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llTime</text:p>
          </table:table-cell>
          <table:table-cell/>
          <table:table-cell table:style-name="ce2" office:value-type="string" calcext:value-type="string">
            <text:p>RPS: </text:p>
          </table:table-cell>
          <table:table-cell office:value-type="float" office:value="31051" calcext:value-type="float">
            <text:p>31051</text:p>
          </table:table-cell>
          <table:table-cell office:value-type="float" office:value="37048" calcext:value-type="float">
            <text:p>37048</text:p>
          </table:table-cell>
          <table:table-cell office:value-type="float" office:value="20107" calcext:value-type="float">
            <text:p>20107</text:p>
          </table:table-cell>
          <table:table-cell office:value-type="float" office:value="21135" calcext:value-type="float">
            <text:p>21135</text:p>
          </table:table-cell>
          <table:table-cell office:value-type="float" office:value="25097" calcext:value-type="float">
            <text:p>25097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 calcext:value-type="string">
            <text:p>Disconnects: 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 calcext:value-type="string">
            <text:p>Sockets without sends: 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 calcext:value-type="string">
            <text:p>Reads: </text:p>
          </table:table-cell>
          <table:table-cell office:value-type="float" office:value="3200000" calcext:value-type="float">
            <text:p>3200000</text:p>
          </table:table-cell>
          <table:table-cell office:value-type="float" office:value="6399803" calcext:value-type="float">
            <text:p>639980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 calcext:value-type="string">
            <text:p>Sends: </text:p>
          </table:table-cell>
          <table:table-cell office:value-type="float" office:value="3200000" calcext:value-type="float">
            <text:p>3200000</text:p>
          </table:table-cell>
          <table:table-cell office:value-type="float" office:value="6399998" calcext:value-type="float">
            <text:p>6399998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3199996" calcext:value-type="float">
            <text:p>3199996</text:p>
          </table:table-cell>
          <table:table-cell office:value-type="float" office:value="6399999" calcext:value-type="float">
            <text:p>6399999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 calcext:value-type="string">
            <text:p>Messages per connection (min/avg/max): </text:p>
          </table:table-cell>
          <table:table-cell table:number-columns-repeated="5" office:value-type="string" calcext:value-type="string">
            <text:p>200000/200000/20000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 calcext:value-type="string">
            <text:p>Cycle time:</text:p>
          </table:table-cell>
          <table:table-cell office:value-type="float" office:value="114" calcext:value-type="float">
            <text:p>114</text:p>
          </table:table-cell>
          <table:table-cell office:value-type="float" office:value="236" calcext:value-type="float">
            <text:p>236</text:p>
          </table:table-cell>
          <table:table-cell office:value-type="float" office:value="90" calcext:value-type="float">
            <text:p>90</text:p>
          </table:table-cell>
          <table:table-cell office:value-type="float" office:value="167" calcext:value-type="float">
            <text:p>167</text:p>
          </table:table-cell>
          <table:table-cell office:value-type="float" office:value="293" calcext:value-type="float">
            <text:p>293</text:p>
          </table:table-cell>
          <table:table-cell table:number-columns-repeated="1016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1023"/>
        </table:table-row>
        <table:table-row table:style-name="ro1">
          <table:table-cell table:formula="of:=[.A93]*1000000" office:value-type="float" office:value="163000000" calcext:value-type="float">
            <text:p/>
          </table:table-cell>
          <table:table-cell table:number-columns-repeated="1023"/>
        </table:table-row>
        <table:table-row table:style-name="ro1">
          <table:table-cell table:formula="of:=[.A94]/5120000" office:value-type="float" office:value="31.8359375" calcext:value-type="float">
            <text:p/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7">00.00.0000</text:date>, <text:time style:data-style-name="N2" text:time-value="18:25:46.896894174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9T17:49:18.891901614</meta:creation-date>
    <meta:generator>LibreOffice/4.2.1.1$Linux_X86_64 LibreOffice_project/420m0$Build-1</meta:generator>
    <dc:date>2014-04-07T09:49:00.672917791</dc:date>
    <meta:editing-duration>P1DT14H52M48S</meta:editing-duration>
    <meta:editing-cycles>29</meta:editing-cycles>
    <meta:document-statistic meta:table-count="2" meta:cell-count="592" meta:object-count="0"/>
  </office:meta>
</office:document-meta>
</file>